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table:table-cell office:value-type="string" calcext:value-type="string">
            <text:p>Brass(?)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38:34.115867000</dc:date>
    <meta:editing-duration>PT14H9M30S</meta:editing-duration>
    <meta:editing-cycles>191</meta:editing-cycles>
    <meta:generator>LibreOffice/5.4.4.2$MacOSX_X86_64 LibreOffice_project/2524958677847fb3bb44820e40380acbe820f960</meta:generator>
    <meta:document-statistic meta:table-count="3" meta:cell-count="12023" meta:object-count="0"/>
  </office:meta>
</office:document-meta>
</file>